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b212c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6aa84f" draw:textarea-horizontal-align="justify" draw:textarea-vertical-align="middle" draw:auto-grow-height="false" fo:min-height="1.662cm" fo:min-width="1.41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6aa84f" draw:textarea-horizontal-align="justify" draw:textarea-vertical-align="middle" draw:auto-grow-height="false" fo:min-height="2cm" fo:min-width="3.75cm"/>
      <style:paragraph-properties style:writing-mode="lr-tb"/>
    </style:style>
    <style:style style:name="gr3" style:family="graphic" style:parent-style-name="objectwithoutfill">
      <style:graphic-properties draw:stroke="solid" svg:stroke-color="#38761d" draw:marker-end="Arrowheads_20_4" draw:marker-end-width="0.3cm" draw:fill="solid" draw:fill-color="#38761d" draw:textarea-vertical-align="middle"/>
      <style:paragraph-properties style:writing-mode="lr-tb"/>
    </style:style>
    <style:style style:name="gr4" style:family="graphic" style:parent-style-name="objectwithoutfill">
      <style:graphic-properties draw:stroke="solid" svg:stroke-color="#38761d" draw:marker-end="Arrowheads_20_3" draw:marker-end-width="0.3cm" draw:fill="solid" draw:fill-color="#38761d" draw:textarea-vertical-align="middle"/>
      <style:paragraph-properties style:writing-mode="lr-tb"/>
    </style:style>
    <style:style style:name="gr5" style:family="graphic" style:parent-style-name="objectwithoutfill">
      <style:graphic-properties draw:stroke="solid" svg:stroke-color="#38761d" draw:marker-start="Arrowheads_20_6" draw:marker-end="" draw:marker-end-width="0.3cm" draw:fill="solid" draw:fill-color="#38761d" draw:textarea-vertical-align="middle"/>
      <style:paragraph-properties style:writing-mode="lr-tb"/>
    </style:style>
    <style:style style:name="gr6" style:family="graphic" style:parent-style-name="objectwithoutfill">
      <style:graphic-properties draw:stroke="solid" svg:stroke-color="#38761d" draw:marker-start="Arrowheads_20_4" draw:marker-end="" draw:marker-end-width="0.3cm" draw:fill="solid" draw:fill-color="#38761d" draw:textarea-vertical-align="middle"/>
      <style:paragraph-properties style:writing-mode="lr-tb"/>
    </style:style>
    <style:style style:name="gr7" style:family="graphic" style:parent-style-name="standard">
      <style:graphic-properties svg:stroke-color="#000000" draw:fill-color="#6aa84f" draw:textarea-horizontal-align="justify" draw:textarea-vertical-align="middle" draw:auto-grow-height="false" fo:min-height="2cm" fo:min-width="3.7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6aa84f" draw:textarea-horizontal-align="justify" draw:textarea-vertical-align="middle" draw:auto-grow-height="false" fo:min-height="1.696cm" fo:min-width="1.446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color="#38761d" draw:marker-start="Arrowheads_20_6" draw:marker-end="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color="#38761d" draw:marker-end="Arrowheads_20_6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38761d" draw:marker-end="Arrowheads_20_9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svg:stroke-color="#38761d" draw:marker-start="Arrow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6aa84f" draw:textarea-horizontal-align="justify" draw:textarea-vertical-align="middle" draw:auto-grow-height="false" fo:min-height="1.342cm" fo:min-width="1.0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color="#000000" draw:fill-color="#6aa84f" draw:textarea-horizontal-align="justify" draw:textarea-vertical-align="middle" draw:auto-grow-height="false" fo:min-height="1.828cm" fo:min-width="2.517cm"/>
      <style:paragraph-properties style:writing-mode="lr-tb"/>
    </style:style>
    <style:style style:name="gr15" style:family="graphic" style:parent-style-name="objectwithoutfill">
      <style:graphic-properties svg:stroke-color="#38761d" draw:marker-end="Arrow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svg:stroke-color="#000000" draw:fill-color="#6aa84f" draw:textarea-horizontal-align="justify" draw:textarea-vertical-align="middle" draw:auto-grow-height="false" fo:min-height="2.164cm" fo:min-width="2.517cm"/>
      <style:paragraph-properties style:writing-mode="lr-tb"/>
    </style:style>
    <style:style style:name="gr17" style:family="graphic" style:parent-style-name="objectwithoutfill">
      <style:graphic-properties svg:stroke-color="#38761d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6aa84f" draw:textarea-horizontal-align="justify" draw:textarea-vertical-align="middle" draw:auto-grow-height="false" fo:min-height="2.001cm" fo:min-width="2.735cm"/>
      <style:paragraph-properties style:writing-mode="lr-tb"/>
    </style:style>
    <style:style style:name="gr19" style:family="graphic" style:parent-style-name="objectwithoutfill">
      <style:graphic-properties svg:stroke-color="#38761d"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6aa84f" draw:textarea-horizontal-align="justify" draw:textarea-vertical-align="middle" draw:auto-grow-height="false" fo:min-height="1.164cm" fo:min-width="0.914cm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svg:stroke-color="#38761d"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svg:stroke-color="#38761d" draw:fill-color="#6aa84f" draw:textarea-horizontal-align="justify" draw:textarea-vertical-align="middle" draw:auto-grow-height="false" fo:min-height="2.5cm" fo:min-width="3.5cm"/>
      <style:paragraph-properties style:writing-mode="lr-tb"/>
    </style:style>
    <style:style style:name="P1" style:family="paragraph">
      <style:paragraph-properties fo:text-align="center" style:writing-mode="lr-tb"/>
      <style:text-properties fo:color="#38761d" loext:opacity="100%"/>
    </style:style>
    <style:style style:name="P2" style:family="paragraph">
      <loext:graphic-properties draw:fill="solid" draw:fill-color="#6aa84f"/>
      <style:paragraph-properties fo:text-align="center" style:writing-mode="lr-tb"/>
      <style:text-properties fo:color="#38761d" loext:opacity="100%"/>
    </style:style>
    <style:style style:name="P3" style:family="paragraph">
      <style:paragraph-properties fo:text-align="center" style:writing-mode="lr-tb"/>
      <style:text-properties fo:color="#000000" loext:opacity="100%"/>
    </style:style>
    <style:style style:name="P4" style:family="paragraph">
      <loext:graphic-properties draw:fill="solid" draw:fill-color="#6aa84f"/>
      <style:paragraph-properties fo:text-align="center" style:writing-mode="lr-tb"/>
      <style:text-properties fo:color="#000000" loext:opacity="100%"/>
    </style:style>
    <style:style style:name="P5" style:family="paragraph">
      <style:paragraph-properties fo:text-align="center"/>
      <style:text-properties fo:color="#38761d" loext:opacity="100%"/>
    </style:style>
    <style:style style:name="P6" style:family="paragraph">
      <loext:graphic-properties draw:fill="solid" draw:fill-color="#38761d"/>
      <style:paragraph-properties fo:text-align="center" style:writing-mode="lr-tb"/>
      <style:text-properties fo:color="#38761d" loext:opacity="100%"/>
    </style:style>
    <style:style style:name="P7" style:family="paragraph">
      <style:paragraph-properties fo:text-align="center" style:writing-mode="lr-tb"/>
      <style:text-properties fo:color="#6aa84f" loext:opacity="100%"/>
    </style:style>
    <style:style style:name="P8" style:family="paragraph">
      <loext:graphic-properties draw:fill-color="#6aa84f"/>
      <style:paragraph-properties fo:text-align="center" style:writing-mode="lr-tb"/>
      <style:text-properties fo:color="#6aa84f" loext:opacity="100%"/>
    </style:style>
    <style:style style:name="P9" style:family="paragraph">
      <loext:graphic-properties draw:fill-color="#6aa84f"/>
      <style:paragraph-properties fo:text-align="center" style:writing-mode="lr-tb"/>
      <style:text-properties fo:color="#38761d" loext:opacity="100%"/>
    </style:style>
    <style:style style:name="P10" style:family="paragraph">
      <loext:graphic-properties draw:fill-color="#6aa84f"/>
      <style:paragraph-properties fo:text-align="center" style:writing-mode="lr-tb"/>
      <style:text-properties fo:color="#000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38761d" loext:opacity="100%"/>
    </style:style>
    <style:style style:name="P12" style:family="paragraph">
      <style:paragraph-properties fo:text-align="center" style:writing-mode="lr-tb"/>
      <style:text-properties fo:color="#38761d" loext:opacity="100%" fo:font-size="13pt"/>
    </style:style>
    <style:style style:name="P13" style:family="paragraph">
      <loext:graphic-properties draw:fill-color="#6aa84f"/>
      <style:paragraph-properties fo:text-align="center" style:writing-mode="lr-tb"/>
      <style:text-properties fo:color="#38761d" loext:opacity="100%" fo:font-size="13pt"/>
    </style:style>
    <style:style style:name="P14" style:family="paragraph">
      <style:paragraph-properties fo:text-align="center" style:writing-mode="lr-tb"/>
      <style:text-properties fo:color="#000000" loext:opacity="100%" fo:font-size="13pt"/>
    </style:style>
    <style:style style:name="P15" style:family="paragraph">
      <loext:graphic-properties draw:fill-color="#6aa84f"/>
      <style:paragraph-properties fo:text-align="center" style:writing-mode="lr-tb"/>
      <style:text-properties fo:color="#000000" loext:opacity="100%" fo:font-size="13pt"/>
    </style:style>
    <style:style style:name="P16" style:family="paragraph">
      <loext:graphic-properties draw:fill="none"/>
      <style:paragraph-properties fo:text-align="center" style:writing-mode="lr-tb"/>
      <style:text-properties fo:color="#38761d" loext:opacity="100%" fo:font-size="13pt"/>
    </style:style>
    <style:style style:name="P17" style:family="paragraph">
      <loext:graphic-properties draw:fill="none"/>
      <style:paragraph-properties fo:text-align="center"/>
      <style:text-properties fo:color="#38761d" loext:opacity="100%" fo:font-size="13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6aa84f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6aa84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5cm" svg:height="2.75cm" svg:x="3.75cm" svg:y="8.75cm">
          <text:p text:style-name="P1"/>
          <text:p text:style-name="P1"/>
          <text:p text:style-name="P1"/>
          <text:p text:style-name="P1"/>
          <text:p text:style-name="P1"/>
          <text:p text:style-name="P1">Play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2" draw:layer="layout" svg:width="2.75cm" svg:height="2.75cm" svg:x="13cm" svg:y="8.75cm">
          <text:p text:style-name="P1"/>
          <text:p text:style-name="P1"/>
          <text:p text:style-name="P1"/>
          <text:p text:style-name="P1"/>
          <text:p text:style-name="P1"/>
          <text:p text:style-name="P1">Develop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4.25cm" svg:height="2.25cm" svg:x="7.75cm" svg:y="3.5cm">
          <text:p text:style-name="P3">Centralized</text:p>
          <text:p text:style-name="P3">Marketplace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5cm" svg:y1="5.75cm" svg:x2="14.25cm" svg:y2="8.75cm">
          <text:p text:style-name="P5">$$</text:p>
          <text:p text:style-name="P5"/>
        </draw:line>
        <draw:line draw:style-name="gr4" draw:text-style-name="P6" draw:layer="layout" svg:x1="5.25cm" svg:y1="8.629cm" svg:x2="7.5cm" svg:y2="5.5cm">
          <text:p text:style-name="P5">$$$</text:p>
          <text:p text:style-name="P5"/>
        </draw:line>
        <draw:line draw:style-name="gr5" draw:text-style-name="P6" draw:layer="layout" svg:x1="6.5cm" svg:y1="9.25cm" svg:x2="8.75cm" svg:y2="6cm">
          <text:p text:style-name="P5"/>
          <text:p text:style-name="P5">Games</text:p>
        </draw:line>
        <draw:line draw:style-name="gr6" draw:text-style-name="P6" draw:layer="layout" svg:x1="11.5cm" svg:y1="6cm" svg:x2="13.25cm" svg:y2="9cm">
          <text:p text:style-name="P5"/>
          <text:p text:style-name="P5">Games</text:p>
        </draw:line>
      </draw:page>
      <draw:page draw:name="page2" draw:style-name="dp1" draw:master-page-name="Default">
        <draw:custom-shape draw:style-name="gr7" draw:text-style-name="P8" draw:layer="layout" svg:width="4.25cm" svg:height="2.25cm" svg:x="8.25cm" svg:y="3.25cm">
          <text:p text:style-name="P7">Marketplace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2.75cm" svg:height="2.75cm" svg:x="3.857cm" svg:y="9.127cm">
          <text:p text:style-name="P1"/>
          <text:p text:style-name="P1"/>
          <text:p text:style-name="P1"/>
          <text:p text:style-name="P1"/>
          <text:p text:style-name="P1"/>
          <text:p text:style-name="P1">Play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9" xml:id="id3" draw:id="id3" draw:layer="layout" svg:width="2.75cm" svg:height="2.75cm" svg:x="13.107cm" svg:y="9.127cm">
          <text:p text:style-name="P1"/>
          <text:p text:style-name="P1"/>
          <text:p text:style-name="P1"/>
          <text:p text:style-name="P1"/>
          <text:p text:style-name="P1"/>
          <text:p text:style-name="P1">Develop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8" draw:layer="layout" svg:width="4.25cm" svg:height="2.25cm" svg:x="8cm" svg:y="3.5cm">
          <text:p text:style-name="P7">Marketplace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4.25cm" svg:height="2.25cm" svg:x="7.75cm" svg:y="3.75cm">
          <text:p text:style-name="P3">Community</text:p>
          <text:p text:style-name="P3">Marketplaces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6.75cm" svg:y1="11cm" svg:x2="13cm" svg:y2="11cm">
          <text:p text:style-name="P5"/>
          <text:p text:style-name="P5">Games</text:p>
        </draw:line>
        <draw:connector draw:style-name="gr10" draw:text-style-name="P11" draw:layer="layout" draw:type="curve" draw:line-skew="1.345cm" svg:x1="6.205cm" svg:y1="9.529cm" svg:x2="9.875cm" svg:y2="6cm" draw:start-shape="id1" draw:start-glue-point="11" draw:end-shape="id2" draw:end-glue-point="2" svg:d="M6205 9529c0-943 3670 821 3670-3529" svg:viewBox="0 0 3671 3530">
          <text:p text:style-name="P5"/>
          <text:p text:style-name="P5"/>
          <text:p text:style-name="P5"/>
          <text:p text:style-name="P5"><text:s text:c="8"/>$</text:p>
          <text:p text:style-name="P5"/>
        </draw:connector>
        <draw:connector draw:style-name="gr11" draw:text-style-name="P11" draw:layer="layout" draw:type="line" svg:x1="6.607cm" svg:y1="10.502cm" svg:x2="13.107cm" svg:y2="10.502cm" draw:start-shape="id1" draw:start-glue-point="10" draw:end-shape="id3" draw:end-glue-point="6" svg:d="M6607 10502h6500" svg:viewBox="0 0 6501 1">
          <text:p text:style-name="P5">$$$</text:p>
          <text:p text:style-name="P5"/>
        </draw:connector>
        <draw:line draw:style-name="gr12" draw:text-style-name="P1" draw:layer="layout" svg:x1="5.75cm" svg:y1="9.25cm" svg:x2="8cm" svg:y2="6cm">
          <text:p text:style-name="P5">Shopping</text:p>
          <text:p text:style-name="P5"/>
        </draw:line>
        <draw:line draw:style-name="gr12" draw:text-style-name="P1" draw:layer="layout" svg:x1="11.5cm" svg:y1="6cm" svg:x2="13.75cm" svg:y2="9.25cm">
          <text:p text:style-name="P5">Publishing</text:p>
          <text:p text:style-name="P5"/>
        </draw:line>
        <draw:connector draw:style-name="gr10" draw:text-style-name="P11" draw:layer="layout" draw:type="curve" draw:line-skew="1.402cm" svg:x1="13.509cm" svg:y1="9.529cm" svg:x2="9.875cm" svg:y2="6cm" draw:start-shape="id3" draw:start-glue-point="5" draw:end-shape="id2" draw:end-glue-point="2" svg:d="M13509 9529c0-858-3634 906-3634-3529" svg:viewBox="0 0 3635 3530">
          <text:p text:style-name="P5"/>
          <text:p text:style-name="P5"/>
          <text:p text:style-name="P5"/>
          <text:p text:style-name="P5">$ <text:s text:c="7"/></text:p>
          <text:p text:style-name="P5"/>
        </draw:connector>
      </draw:page>
      <draw:page draw:name="page3" draw:style-name="dp1" draw:master-page-name="Default">
        <draw:custom-shape draw:style-name="gr7" draw:text-style-name="P13" draw:layer="layout" svg:width="4.25cm" svg:height="2.25cm" svg:x="15cm" svg:y="2.5cm">
          <text:p text:style-name="P12"><text:span text:style-name="T1">Marketpl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4" draw:id="id4" draw:layer="layout" svg:width="2.234cm" svg:height="2.25cm" svg:x="3.25cm" svg:y="8.5cm"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>Developer A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3" draw:layer="layout" svg:width="4.25cm" svg:height="2.25cm" svg:x="14.75cm" svg:y="2.75cm">
          <text:p text:style-name="P12"><text:span text:style-name="T1">Marketpla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8" draw:id="id8" draw:layer="layout" svg:width="4.25cm" svg:height="2.25cm" svg:x="14.5cm" svg:y="3cm">
          <text:p text:style-name="P14"><text:span text:style-name="T1">Community</text:span></text:p>
          <text:p text:style-name="P14"><text:span text:style-name="T1">Marketpla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5" draw:id="id5" draw:layer="layout" svg:width="3.75cm" svg:height="2.582cm" svg:x="2.5cm" svg:y="2.918cm">
          <text:p text:style-name="P14"><text:span text:style-name="T1">DataLayer A <text:s/></text:span></text:p>
          <text:p text:style-name="P14"><text:span text:style-name="T1"/></text:p>
          <text:p text:style-name="P14"><text:span text:style-name="T1">Product 1 <text:s text:c="5"/></text:span></text:p>
          <text:p text:style-name="P14"><text:span text:style-name="T1">Product 2 <text:s text:c="5"/></text:span></text:p>
          <text:p text:style-name="P14"><text:span text:style-name="T1"><text:s text:c="2"/></text:span></text:p>
          <text:p text:style-name="P14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5" draw:text-style-name="P16" draw:layer="layout" draw:type="line" svg:x1="4.367cm" svg:y1="8.5cm" svg:x2="4.375cm" svg:y2="5.5cm" draw:start-shape="id4" draw:start-glue-point="4" draw:end-shape="id5" draw:end-glue-point="2" svg:d="M4367 8500l8-3000" svg:viewBox="0 0 9 3001">
          <text:p text:style-name="P5"><text:span text:style-name="T1"/></text:p>
          <text:p text:style-name="P5"><text:span text:style-name="T1"/></text:p>
        </draw:connector>
        <draw:custom-shape draw:style-name="gr13" draw:text-style-name="P13" xml:id="id6" draw:id="id6" draw:layer="layout" svg:width="2.234cm" svg:height="2.25cm" svg:x="7.25cm" svg:y="9.5cm"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>Developer B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5" xml:id="id7" draw:id="id7" draw:layer="layout" svg:width="3.75cm" svg:height="3cm" svg:x="6.516cm" svg:y="5.25cm">
          <text:p text:style-name="P14"><text:span text:style-name="T1">DataLayer B <text:s text:c="2"/></text:span></text:p>
          <text:p text:style-name="P14"><text:span text:style-name="T1"/></text:p>
          <text:p text:style-name="P14"><text:span text:style-name="T1">Product 3 <text:s text:c="4"/></text:span></text:p>
          <text:p text:style-name="P14"><text:span text:style-name="T1">Product 4 <text:s text:c="4"/></text:span></text:p>
          <text:p text:style-name="P14"><text:span text:style-name="T1"/></text:p>
          <text:p text:style-name="P14"><text:span text:style-name="T1"/></text:p>
          <text:p text:style-name="P14"><text:span text:style-name="T1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5" draw:text-style-name="P16" draw:layer="layout" draw:type="line" svg:x1="8.367cm" svg:y1="9.5cm" svg:x2="8.391cm" svg:y2="8.25cm" draw:start-shape="id6" draw:start-glue-point="4" draw:end-shape="id7" draw:end-glue-point="2" svg:d="M8367 9500l24-1250" svg:viewBox="0 0 25 1251">
          <text:p text:style-name="P5"><text:span text:style-name="T1"/></text:p>
          <text:p text:style-name="P5"><text:span text:style-name="T1"/></text:p>
        </draw:connector>
        <draw:connector draw:style-name="gr17" draw:text-style-name="P17" draw:layer="layout" draw:type="curve" svg:x1="8.391cm" svg:y1="5.25cm" svg:x2="14.5cm" svg:y2="4.125cm" draw:start-shape="id7" draw:start-glue-point="0" draw:end-shape="id8" draw:end-glue-point="3" svg:d="M8391 5250c0-750 2036-1125 6109-1125" svg:viewBox="0 0 6110 1126">
          <text:p/>
        </draw:connector>
        <draw:connector draw:style-name="gr15" draw:text-style-name="P16" draw:layer="layout" draw:type="curve" svg:x1="6.25cm" svg:y1="4.209cm" svg:x2="14.5cm" svg:y2="4.125cm" draw:start-shape="id5" draw:start-glue-point="1" draw:end-shape="id8" draw:end-glue-point="3" svg:d="M6250 4209c6189 0 2064-84 8250-84" svg:viewBox="0 0 8251 85">
          <text:p text:style-name="P5"><text:span text:style-name="T1">Game Store Data</text:span></text:p>
          <text:p text:style-name="P5"><text:span text:style-name="T1"/></text:p>
        </draw:connector>
        <draw:custom-shape draw:style-name="gr18" draw:text-style-name="P15" xml:id="id9" draw:id="id9" draw:layer="layout" svg:width="3.234cm" svg:height="2.25cm" svg:x="10.766cm" svg:y="8.25cm">
          <text:p text:style-name="P14"><text:span text:style-name="T1">Payment</text:span></text:p>
          <text:p text:style-name="P14"><text:span text:style-name="T1">Logic</text:span></text:p>
          <text:p text:style-name="P14"><text:span text:style-name="T1">(Chia)</text:span></text:p>
          <draw:enhanced-geometry svg:viewBox="0 0 21600 21600" draw:text-areas="0 0 21600 21600" draw:type="pentagon-right" draw:modifiers="18388.37712519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17" draw:layer="layout" draw:type="line" svg:x1="9.157cm" svg:y1="9.829cm" svg:x2="10.766cm" svg:y2="9.375cm" draw:start-shape="id6" draw:start-glue-point="11" draw:end-shape="id9" draw:end-glue-point="3" svg:d="M9157 9829l1609-454" svg:viewBox="0 0 1610 455">
          <text:p/>
        </draw:connector>
        <draw:custom-shape draw:style-name="gr20" draw:text-style-name="P13" xml:id="id11" draw:id="id11" draw:layer="layout" svg:width="2cm" svg:height="2cm" svg:x="16.75cm" svg:y="8.25cm"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/></text:p>
          <text:p text:style-name="P12"><text:span text:style-name="T1">Player A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xml:id="id10" draw:id="id10" draw:layer="layout" svg:width="3.234cm" svg:height="2.25cm" svg:x="10.766cm" svg:y="10.75cm">
          <text:p text:style-name="P14"><text:span text:style-name="T1">Encrypted</text:span></text:p>
          <text:p text:style-name="P14"><text:span text:style-name="T1">Games</text:span></text:p>
          <text:p text:style-name="P14"><text:span text:style-name="T1">(Torrents)</text:span></text:p>
          <draw:enhanced-geometry svg:viewBox="0 0 21600 21600" draw:text-areas="0 0 21600 21600" draw:type="pentagon-right" draw:modifiers="18388.37712519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17" draw:layer="layout" draw:type="line" svg:x1="9.157cm" svg:y1="11.421cm" svg:x2="10.766cm" svg:y2="11.875cm" draw:start-shape="id6" draw:start-glue-point="9" draw:end-shape="id10" draw:end-glue-point="3" svg:d="M9157 11421l1609 454" svg:viewBox="0 0 1610 455">
          <text:p/>
        </draw:connector>
        <draw:connector draw:style-name="gr21" draw:text-style-name="P16" draw:layer="layout" draw:type="line" svg:x1="17.75cm" svg:y1="8.25cm" svg:x2="16.625cm" svg:y2="5.25cm" draw:start-shape="id11" draw:start-glue-point="4" draw:end-shape="id8" draw:end-glue-point="2" svg:d="M17750 8250l-1125-3000" svg:viewBox="0 0 1126 3001">
          <text:p text:style-name="P5"><text:span text:style-name="T1">Shopping</text:span></text:p>
        </draw:connector>
        <draw:connector draw:style-name="gr21" draw:text-style-name="P16" draw:layer="layout" draw:type="line" svg:x1="14cm" svg:y1="9.375cm" svg:x2="16.75cm" svg:y2="9.25cm" draw:start-shape="id9" draw:start-glue-point="1" draw:end-shape="id11" draw:end-glue-point="6" svg:d="M14000 9375l2750-125" svg:viewBox="0 0 2751 126">
          <text:p text:style-name="P5"><text:span text:style-name="T1">Payment</text:span></text:p>
          <text:p text:style-name="P5"><text:span text:style-name="T1">NFT/CAT</text:span></text:p>
        </draw:connector>
        <draw:connector draw:style-name="gr21" draw:text-style-name="P16" draw:layer="layout" draw:type="line" svg:x1="14cm" svg:y1="11.875cm" svg:x2="17.043cm" svg:y2="9.957cm" draw:start-shape="id10" draw:start-glue-point="1" draw:end-shape="id11" draw:end-glue-point="7" svg:d="M14000 11875l3043-1918" svg:viewBox="0 0 3044 1919">
          <text:p text:style-name="P5"><text:span text:style-name="T1"/></text:p>
          <text:p text:style-name="P5"><text:span text:style-name="T1">Downloads/</text:span></text:p>
          <text:p text:style-name="P5"><text:span text:style-name="T1">Seeds</text:span></text:p>
        </draw:connector>
        <draw:connector draw:style-name="gr15" draw:text-style-name="P16" draw:layer="layout" draw:type="line" svg:x1="10.266cm" svg:y1="6.75cm" svg:x2="17.043cm" svg:y2="8.543cm" draw:start-shape="id7" draw:start-glue-point="1" draw:end-shape="id11" draw:end-glue-point="5" svg:d="M10266 6750l6777 1793" svg:viewBox="0 0 6778 1794">
          <text:p text:style-name="P5"><text:span text:style-name="T1">Torrent files and</text:span></text:p>
          <text:p text:style-name="P5"><text:span text:style-name="T1">Decryption keys</text:span></text:p>
        </draw:connector>
      </draw:page>
      <draw:page draw:name="page4" draw:style-name="dp1" draw:master-page-name="Default">
        <draw:custom-shape draw:style-name="gr22" draw:text-style-name="P19" xml:id="id12" draw:id="id12" draw:layer="layout" svg:width="4cm" svg:height="2.75cm" svg:x="3cm" svg:y="1.75cm">
          <text:p text:style-name="P18">MVP</text:p>
          <text:p text:style-name="P18">Q3 2022</text:p>
          <draw:enhanced-geometry svg:viewBox="0 0 21600 21600" draw:type="rectangle" draw:enhanced-path="M 0 0 L 21600 0 21600 21600 0 21600 0 0 Z N"/>
        </draw:custom-shape>
        <draw:custom-shape draw:style-name="gr22" draw:text-style-name="P19" xml:id="id13" draw:id="id13" draw:layer="layout" svg:width="4cm" svg:height="2.75cm" svg:x="8.75cm" svg:y="1.75cm">
          <text:p text:style-name="P18">Launch</text:p>
          <text:p text:style-name="P18">Q4 2022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4" draw:id="id14" draw:layer="layout" svg:width="4cm" svg:height="2.75cm" svg:x="8.75cm" svg:y="6cm">
          <text:p text:style-name="P20">Rewards</text:p>
          <text:p text:style-name="P20">Tokens</text:p>
          <text:p text:style-name="P18">Q2 2023</text:p>
          <draw:enhanced-geometry svg:viewBox="0 0 21600 21600" draw:type="rectangle" draw:enhanced-path="M 0 0 L 21600 0 21600 21600 0 21600 0 0 Z N"/>
        </draw:custom-shape>
        <draw:custom-shape draw:style-name="gr22" draw:text-style-name="P19" xml:id="id15" draw:id="id15" draw:layer="layout" svg:width="4cm" svg:height="2.75cm" svg:x="3cm" svg:y="6cm">
          <text:p text:style-name="P18">Dev Tools</text:p>
          <text:p text:style-name="P18">Q3 2023</text:p>
          <draw:enhanced-geometry svg:viewBox="0 0 21600 21600" draw:type="rectangle" draw:enhanced-path="M 0 0 L 21600 0 21600 21600 0 21600 0 0 Z N"/>
        </draw:custom-shape>
        <draw:custom-shape draw:style-name="gr22" draw:text-style-name="P19" xml:id="id16" draw:id="id16" draw:layer="layout" svg:width="4cm" svg:height="2.75cm" svg:x="3cm" svg:y="10.25cm">
          <text:p text:style-name="P18">Open Source</text:p>
          <text:p text:style-name="P18">Push</text:p>
          <text:p text:style-name="P18">Q4 2023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s" svg:x1="7cm" svg:y1="3.125cm" svg:x2="8.75cm" svg:y2="3.125cm" draw:start-shape="id12" draw:start-glue-point="1" draw:end-shape="id13" draw:end-glue-point="3" svg:d="M7000 3125h501 748 501" svg:viewBox="0 0 1751 1">
          <text:p/>
        </draw:connector>
        <draw:custom-shape draw:style-name="gr22" draw:text-style-name="P19" xml:id="id17" draw:id="id17" draw:layer="layout" svg:width="4cm" svg:height="2.75cm" svg:x="8.75cm" svg:y="10.25cm">
          <text:p text:style-name="P18">Sustainability</text:p>
          <text:p text:style-name="P18">Q1 2024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s" svg:x1="10.75cm" svg:y1="4.5cm" svg:x2="10.75cm" svg:y2="6cm" draw:start-shape="id13" draw:start-glue-point="2" draw:end-shape="id14" draw:end-glue-point="0" svg:d="M10750 4500v501 498 501" svg:viewBox="0 0 1 1501">
          <text:p/>
        </draw:connector>
        <draw:connector draw:style-name="gr17" draw:text-style-name="P22" draw:layer="layout" draw:type="lines" svg:x1="5cm" svg:y1="8.75cm" svg:x2="5cm" svg:y2="10.25cm" draw:start-shape="id15" draw:start-glue-point="2" draw:end-shape="id16" draw:end-glue-point="0" svg:d="M5000 8750v501 498 501" svg:viewBox="0 0 1 1501">
          <text:p/>
        </draw:connector>
        <draw:connector draw:style-name="gr17" draw:text-style-name="P22" draw:layer="layout" draw:type="lines" svg:x1="7cm" svg:y1="11.625cm" svg:x2="8.75cm" svg:y2="11.625cm" draw:start-shape="id16" draw:start-glue-point="1" draw:end-shape="id17" draw:end-glue-point="3" svg:d="M7000 11625h501 748 501" svg:viewBox="0 0 1751 1">
          <text:p/>
        </draw:connector>
        <draw:connector draw:style-name="gr17" draw:text-style-name="P22" draw:layer="layout" draw:type="lines" svg:x1="8.75cm" svg:y1="7.375cm" svg:x2="7cm" svg:y2="7.375cm" draw:start-shape="id14" draw:start-glue-point="3" draw:end-shape="id15" draw:end-glue-point="1" svg:d="M8750 7375h-501-748-501" svg:viewBox="0 0 175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1T15:01:43.177000000</meta:creation-date>
    <dc:date>2022-04-16T15:04:07.587000000</dc:date>
    <meta:editing-duration>P2DT17H1M22S</meta:editing-duration>
    <meta:editing-cycles>3</meta:editing-cycles>
    <meta:generator>LibreOffice/7.1.2.2$Windows_X86_64 LibreOffice_project/8a45595d069ef5570103caea1b71cc9d82b2aae4</meta:generator>
    <meta:document-statistic meta:object-count="49"/>
  </office:meta>
</office:document-meta>
</file>